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a820" officeooo:paragraph-rsid="0001a820"/>
    </style:style>
    <style:style style:name="T1" style:family="text">
      <style:text-properties officeooo:rsid="000364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d</text:p>
      <text:p text:style-name="P1">single shot multibox Detector</text:p>
      <text:p text:style-name="P1"/>
      <text:p text:style-name="P1">강화 학습 2강 </text:p>
      <text:p text:style-name="P1">frozen lake</text:p>
      <text:p text:style-name="P1"/>
      <text:p text:style-name="P1">3강</text:p>
      <text:p text:style-name="P1"/>
      <text:p text:style-name="P1">핵심 <text:span text:style-name="T1">q_ learning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2:33:48.502714491</meta:creation-date>
    <dc:date>2019-07-10T17:54:07.830505969</dc:date>
    <meta:editing-duration>PT4H59M59S</meta:editing-duration>
    <meta:editing-cycles>1</meta:editing-cycles>
    <meta:document-statistic meta:table-count="0" meta:image-count="0" meta:object-count="0" meta:page-count="1" meta:paragraph-count="6" meta:word-count="19" meta:character-count="68" meta:non-whitespace-character-count="59"/>
    <meta:generator>LibreOffice/5.1.6.2$Linux_X86_64 LibreOffice_project/10m0$Build-2</meta:generator>
  </office:meta>
</office:document-meta>
</file>